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language="en" fo:country="US"/>
    </style:style>
    <style:style style:name="P2" style:parent-style-name="Normale" style:family="paragraph">
      <style:text-properties fo:language="en" fo:country="US"/>
    </style:style>
    <style:style style:name="P3" style:parent-style-name="Normale" style:family="paragraph">
      <style:text-properties fo:language="en" fo:country="US"/>
    </style:style>
    <style:style style:name="P4" style:parent-style-name="Normale" style:family="paragraph">
      <style:text-properties fo:language="en" fo:country="US"/>
    </style:style>
    <style:style style:name="P5" style:parent-style-name="Normale" style:family="paragraph">
      <style:text-properties fo:language="en" fo:country="US"/>
    </style:style>
    <style:style style:name="P6" style:parent-style-name="Normale" style:family="paragraph">
      <style:text-properties fo:language="en" fo:country="US"/>
    </style:style>
    <style:style style:name="T7" style:parent-style-name="Car.predefinitoparagrafo" style:family="text">
      <style:text-properties fo:language="en" fo:country="US"/>
    </style:style>
    <style:style style:name="T8" style:parent-style-name="Car.predefinitoparagrafo" style:family="text">
      <style:text-properties fo:language="en" fo:country="US"/>
    </style:style>
    <style:style style:name="T9" style:parent-style-name="Car.predefinitoparagrafo" style:family="text">
      <style:text-properties fo:language="en" fo:country="US"/>
    </style:style>
    <style:style style:name="T10" style:parent-style-name="Car.predefinitoparagrafo" style:family="text">
      <style:text-properties fo:language="en" fo:country="US"/>
    </style:style>
    <style:style style:name="T11" style:parent-style-name="Car.predefinitoparagrafo" style:family="text">
      <style:text-properties fo:language="en" fo:country="US"/>
    </style:style>
    <style:style style:name="T12" style:parent-style-name="Car.predefinitoparagrafo" style:family="text">
      <style:text-properties fo:language="en" fo:country="US"/>
    </style:style>
    <style:style style:name="T13" style:parent-style-name="Car.predefinitoparagrafo" style:family="text">
      <style:text-properties fo:language="en" fo:country="US"/>
    </style:style>
    <style:style style:name="T14" style:parent-style-name="Car.predefinitoparagrafo" style:family="text">
      <style:text-properties fo:language="en" fo:country="US"/>
    </style:style>
    <style:style style:name="T15" style:parent-style-name="Car.predefinitoparagrafo" style:family="text">
      <style:text-properties fo:language="en" fo:country="US"/>
    </style:style>
    <style:style style:name="T16" style:parent-style-name="Car.predefinitoparagrafo" style:family="text">
      <style:text-properties fo:language="en" fo:country="US"/>
    </style:style>
    <style:style style:name="T17" style:parent-style-name="Car.predefinitoparagrafo" style:family="text">
      <style:text-properties fo:language="en" fo:country="US"/>
    </style:style>
    <style:style style:name="T18" style:parent-style-name="Car.predefinitoparagrafo" style:family="text">
      <style:text-properties fo:language="en" fo:country="US"/>
    </style:style>
    <style:style style:name="T19" style:parent-style-name="Car.predefinitoparagrafo" style:family="text">
      <style:text-properties fo:language="en" fo:country="US"/>
    </style:style>
    <style:style style:name="P20" style:parent-style-name="Normale" style:family="paragraph">
      <style:text-properties fo:language="en" fo:country="US"/>
    </style:style>
    <style:style style:name="P21" style:parent-style-name="Normale" style:family="paragraph">
      <style:text-properties fo:language="en" fo:country="US"/>
    </style:style>
    <style:style style:name="P22" style:parent-style-name="Normale" style:family="paragraph">
      <style:paragraph-properties style:text-autospace="none" fo:margin-bottom="0in" fo:line-height="100%"/>
      <style:text-properties fo:language="en" fo:country="US"/>
    </style:style>
    <style:style style:name="P23" style:parent-style-name="Normale" style:family="paragraph">
      <style:paragraph-properties style:text-autospace="none" fo:margin-bottom="0in" fo:line-height="100%"/>
      <style:text-properties fo:language="en" fo:country="US"/>
    </style:style>
    <style:style style:name="P24" style:parent-style-name="Normale" style:family="paragraph">
      <style:paragraph-properties style:text-autospace="none" fo:margin-bottom="0in" fo:line-height="100%"/>
      <style:text-properties fo:language="en" fo:country="US"/>
    </style:style>
    <style:style style:name="P25" style:parent-style-name="Normale" style:family="paragraph">
      <style:paragraph-properties style:text-autospace="none" fo:margin-bottom="0in" fo:line-height="100%"/>
      <style:text-properties fo:language="en" fo:country="US"/>
    </style:style>
    <style:style style:name="P26" style:parent-style-name="Normale" style:family="paragraph">
      <style:text-properties fo:language="en" fo:country="US"/>
    </style:style>
    <style:style style:name="P27" style:parent-style-name="Normale" style:family="paragraph">
      <style:text-properties fo:language="en" fo:country="US"/>
    </style:style>
    <style:style style:name="P28" style:parent-style-name="Normale" style:family="paragraph">
      <style:text-properties fo:language="en" fo:country="US"/>
    </style:style>
    <style:style style:name="P29" style:parent-style-name="Normale" style:family="paragraph">
      <style:text-properties fo:language="en" fo:country="US"/>
    </style:style>
    <style:style style:name="P30" style:parent-style-name="Normale" style:family="paragraph">
      <style:text-properties fo:language="en" fo:country="US"/>
    </style:style>
    <style:style style:name="P31" style:parent-style-name="Normale" style:family="paragraph">
      <style:text-properties fo:language="en" fo:country="US"/>
    </style:style>
    <style:style style:name="P32" style:parent-style-name="Normale" style:family="paragraph">
      <style:text-properties fo:language="en" fo:country="US"/>
    </style:style>
    <style:style style:name="P33" style:parent-style-name="Normale" style:family="paragraph">
      <style:text-properties fo:language="en" fo:country="US"/>
    </style:style>
    <style:style style:name="P34" style:parent-style-name="Normale" style:family="paragraph">
      <style:paragraph-properties style:text-autospace="none" fo:margin-bottom="0in" fo:line-height="100%"/>
      <style:text-properties fo:language="en" fo:country="US"/>
    </style:style>
    <style:style style:name="P35" style:parent-style-name="Normale" style:family="paragraph">
      <style:paragraph-properties style:text-autospace="none" fo:margin-bottom="0in" fo:line-height="100%"/>
      <style:text-properties fo:language="en" fo:country="US"/>
    </style:style>
    <style:style style:name="P36" style:parent-style-name="Normale" style:family="paragraph">
      <style:paragraph-properties style:text-autospace="none" fo:margin-bottom="0in" fo:line-height="100%"/>
      <style:text-properties fo:language="en" fo:country="US"/>
    </style:style>
    <style:style style:name="P37" style:parent-style-name="Normale" style:family="paragraph">
      <style:text-properties fo:language="en" fo:country="US"/>
    </style:style>
    <style:style style:name="P38" style:parent-style-name="Normale" style:family="paragraph">
      <style:text-properties fo:language="en" fo:country="US"/>
    </style:style>
    <style:style style:name="P39" style:parent-style-name="Normale" style:family="paragraph">
      <style:text-properties fo:language="en" fo:country="US"/>
    </style:style>
    <style:style style:name="P40" style:parent-style-name="Normale" style:family="paragraph">
      <style:paragraph-properties style:text-autospace="none" fo:margin-bottom="0in" fo:line-height="100%"/>
      <style:text-properties fo:language="en" fo:country="US"/>
    </style:style>
    <style:style style:name="P41" style:parent-style-name="Normale" style:family="paragraph">
      <style:paragraph-properties style:text-autospace="none" fo:margin-bottom="0in" fo:line-height="100%"/>
      <style:text-properties fo:language="en" fo:country="US"/>
    </style:style>
    <style:style style:name="P42" style:parent-style-name="Normale" style:family="paragraph">
      <style:paragraph-properties style:text-autospace="none" fo:margin-bottom="0in" fo:line-height="100%"/>
      <style:text-properties fo:language="en" fo:country="US"/>
    </style:style>
    <style:style style:name="P43" style:parent-style-name="Normale" style:family="paragraph">
      <style:paragraph-properties style:text-autospace="none" fo:margin-bottom="0in" fo:line-height="100%"/>
      <style:text-properties fo:language="en" fo:country="US"/>
    </style:style>
    <style:style style:name="P44" style:parent-style-name="Normale" style:family="paragraph">
      <style:text-properties fo:language="en" fo:country="US"/>
    </style:style>
    <style:style style:name="P45" style:parent-style-name="Normale" style:family="paragraph">
      <style:paragraph-properties style:text-autospace="none" fo:margin-bottom="0in" fo:line-height="100%"/>
      <style:text-properties fo:language="en" fo:country="US"/>
    </style:style>
    <style:style style:name="P46" style:parent-style-name="Normale" style:family="paragraph">
      <style:paragraph-properties style:text-autospace="none" fo:margin-bottom="0in" fo:line-height="100%"/>
      <style:text-properties fo:language="en" fo:country="US"/>
    </style:style>
    <style:style style:name="P47" style:parent-style-name="Normale" style:family="paragraph">
      <style:text-properties fo:language="en" fo:country="US"/>
    </style:style>
    <style:style style:name="P48" style:parent-style-name="Normale" style:family="paragraph">
      <style:paragraph-properties style:text-autospace="none" fo:margin-bottom="0in" fo:line-height="100%"/>
      <style:text-properties fo:language="en" fo:country="US"/>
    </style:style>
    <style:style style:name="P49" style:parent-style-name="Normale" style:family="paragraph">
      <style:paragraph-properties style:text-autospace="none" fo:margin-bottom="0in" fo:line-height="100%"/>
      <style:text-properties fo:language="en" fo:country="US"/>
    </style:style>
    <style:style style:name="P50" style:parent-style-name="Normale" style:family="paragraph">
      <style:paragraph-properties style:text-autospace="none" fo:margin-bottom="0in" fo:line-height="100%"/>
      <style:text-properties fo:language="en" fo:country="US"/>
    </style:style>
    <style:style style:name="P51" style:parent-style-name="Normale" style:family="paragraph">
      <style:text-properties fo:color="#FF0000" fo:language="en" fo:country="US"/>
    </style:style>
    <style:style style:name="P52" style:parent-style-name="Normale" style:family="paragraph">
      <style:text-properties fo:color="#FF0000" fo:language="en" fo:country="US"/>
    </style:style>
    <style:style style:name="P53" style:parent-style-name="Normale" style:family="paragraph">
      <style:text-properties fo:color="#FF0000" fo:language="en" fo:country="US"/>
    </style:style>
    <style:style style:name="P54" style:parent-style-name="Normale" style:family="paragraph">
      <style:text-properties fo:color="#FF0000" fo:language="en" fo:country="US"/>
    </style:style>
    <style:style style:name="P55" style:parent-style-name="Normale" style:family="paragraph">
      <style:text-properties fo:color="#FF0000" fo:language="en" fo:country="US"/>
    </style:style>
    <style:style style:name="P56" style:parent-style-name="Normale" style:family="paragraph">
      <style:text-properties fo:color="#FF0000" fo:language="en" fo:country="US"/>
    </style:style>
    <style:style style:name="P57" style:parent-style-name="Normale" style:family="paragraph">
      <style:paragraph-properties style:text-autospace="none" fo:margin-bottom="0in" fo:line-height="100%"/>
    </style:style>
    <style:style style:name="T58" style:parent-style-name="Car.predefinitoparagrafo" style:family="text">
      <style:text-properties fo:color="#FF0000" fo:language="en" fo:country="US"/>
    </style:style>
    <style:style style:name="T59" style:parent-style-name="Car.predefinitoparagrafo" style:family="text">
      <style:text-properties fo:color="#FF0000" fo:language="en" fo:country="US"/>
    </style:style>
    <style:style style:name="P60" style:parent-style-name="Normale" style:family="paragraph">
      <style:paragraph-properties style:text-autospace="none" fo:margin-bottom="0in" fo:line-height="100%"/>
      <style:text-properties fo:language="en" fo:country="US"/>
    </style:style>
    <style:style style:name="P61" style:parent-style-name="Normale" style:family="paragraph">
      <style:paragraph-properties style:text-autospace="none" fo:margin-bottom="0in" fo:line-height="100%"/>
      <style:text-properties fo:color="#FF0000" fo:language="en" fo:country="US"/>
    </style:style>
    <style:style style:name="P62" style:parent-style-name="Normale" style:family="paragraph">
      <style:paragraph-properties style:text-autospace="none" fo:margin-bottom="0in" fo:line-height="100%"/>
      <style:text-properties fo:color="#FF0000" fo:language="en" fo:country="US"/>
    </style:style>
    <style:style style:name="P63" style:parent-style-name="Normale" style:family="paragraph">
      <style:paragraph-properties style:text-autospace="none" fo:margin-bottom="0in" fo:line-height="100%"/>
      <style:text-properties fo:color="#FF0000" fo:language="en" fo:country="US"/>
    </style:style>
    <style:style style:name="P64" style:parent-style-name="Normale" style:family="paragraph">
      <style:paragraph-properties style:text-autospace="none" fo:margin-bottom="0in" fo:line-height="100%"/>
      <style:text-properties fo:language="en" fo:country="US"/>
    </style:style>
    <style:style style:name="P65" style:parent-style-name="Normale" style:family="paragraph">
      <style:paragraph-properties style:text-autospace="none" fo:margin-bottom="0in" fo:line-height="100%"/>
      <style:text-properties fo:color="#FF0000" fo:language="en" fo:country="US"/>
    </style:style>
    <style:style style:name="P66" style:parent-style-name="Normale" style:family="paragraph">
      <style:paragraph-properties style:text-autospace="none" fo:margin-bottom="0in" fo:line-height="100%"/>
      <style:text-properties fo:language="en" fo:country="US"/>
    </style:style>
    <style:style style:name="P67" style:parent-style-name="Normale" style:family="paragraph">
      <style:paragraph-properties style:text-autospace="none" fo:margin-bottom="0in" fo:line-height="100%"/>
      <style:text-properties fo:color="#FF0000" fo:language="en" fo:country="US"/>
    </style:style>
    <style:style style:name="P68" style:parent-style-name="Normale" style:family="paragraph">
      <style:paragraph-properties style:text-autospace="none" fo:margin-bottom="0in" fo:line-height="100%"/>
      <style:text-properties fo:language="en" fo:country="US"/>
    </style:style>
    <style:style style:name="P69" style:parent-style-name="Normale" style:family="paragraph">
      <style:paragraph-properties style:text-autospace="none" fo:margin-bottom="0in" fo:line-height="100%"/>
      <style:text-properties fo:color="#FF0000" fo:language="en" fo:country="US"/>
    </style:style>
    <style:style style:name="P70" style:parent-style-name="Normale" style:family="paragraph">
      <style:paragraph-properties style:text-autospace="none" fo:margin-bottom="0in" fo:line-height="100%"/>
      <style:text-properties fo:language="en" fo:country="US"/>
    </style:style>
    <style:style style:name="P71" style:parent-style-name="Normale" style:family="paragraph">
      <style:paragraph-properties style:text-autospace="none" fo:margin-bottom="0in" fo:line-height="100%"/>
      <style:text-properties fo:language="en" fo:country="US"/>
    </style:style>
    <style:style style:name="P72" style:parent-style-name="Normale" style:family="paragraph">
      <style:paragraph-properties style:text-autospace="none" fo:margin-bottom="0in" fo:line-height="100%"/>
      <style:text-properties fo:language="en" fo:country="US"/>
    </style:style>
    <style:style style:name="P73" style:parent-style-name="Normale" style:family="paragraph">
      <style:paragraph-properties style:text-autospace="none" fo:margin-bottom="0in" fo:line-height="100%"/>
      <style:text-properties fo:language="en" fo:country="US"/>
    </style:style>
    <style:style style:name="P74" style:parent-style-name="Normale" style:family="paragraph">
      <style:paragraph-properties style:text-autospace="none" fo:margin-bottom="0in" fo:line-height="100%"/>
      <style:text-properties fo:color="#FF0000" fo:language="en" fo:country="US"/>
    </style:style>
    <style:style style:name="P75" style:parent-style-name="Normale" style:family="paragraph">
      <style:paragraph-properties style:text-autospace="none" fo:margin-bottom="0in" fo:line-height="100%"/>
      <style:text-properties fo:language="en" fo:country="US"/>
    </style:style>
    <style:style style:name="P76" style:parent-style-name="Normale" style:family="paragraph">
      <style:paragraph-properties style:text-autospace="none" fo:margin-bottom="0in" fo:line-height="100%"/>
      <style:text-properties style:font-name="Courier New" style:font-name-complex="Courier New" fo:font-size="12pt" style:font-size-asian="12pt" style:font-size-complex="12pt" fo:language="en" fo:country="US"/>
    </style:style>
    <style:style style:name="T77" style:parent-style-name="Car.predefinitoparagrafo" style:family="text">
      <style:text-properties fo:language="en" fo:country="US"/>
    </style:style>
  </office:automatic-styles>
  <office:body>
    <office:text text:use-soft-page-breaks="true">
      <text:p text:style-name="P1">REPORT SIGNAL GENERATOR</text:p>
      <text:p text:style-name="P2">The generateTestSignal.m file, as the name suggests, deals with the generation of the signals that will be used later to test both tracking and acquisition scripts of the simulator. The signals that it allows to<text:s/>generate are heterogenous, and each of them has its parameters handled by a struct whose fields<text:s/>will be explained along the code design explanation.</text:p>
      <text:p text:style-name="P3">Step 1: Message definition and encoding</text:p>
      <text:p text:style-name="P4">The first step we need to take<text:s/>is defining the information bits to be sent, following the message structure from ground to satellite. Then we proceed in adding further<text:s/>random<text:s/>bits in front and tail, that will be useful to check whether the acquisition with the sync pattern works. Finally, we perform a BPSK modulation on the bits by simply converting the bits in +1 and -1 symbols (power will be set later).<text:s/>Useful parameters:<text:s/></text:p>
      <text:p text:style-name="P5">outBits_Length: number of random bits to be added at the beginning and at the end of the packet.</text:p>
      <text:p text:style-name="P6">Step 2: PRN<text:s/>appliance<text:s/></text:p>
      <text:p text:style-name="Normale"><text:span text:style-name="T7">What we do here<text:s/></text:span><text:span text:style-name="T8">is multiplying</text:span><text:span text:style-name="T9"><text:s/>by (one of)</text:span><text:span text:style-name="T10"><text:s/>the<text:s/></text:span>GAL E1<text:span text:style-name="T11"><text:s/>PRN</text:span><text:span text:style-name="T12"><text:s/>, converted into symbols,<text:s/></text:span><text:span text:style-name="T13">to the sequence of bits of step 1</text:span><text:span text:style-name="T14">.<text:s/></text:span><text:span text:style-name="T15">Moreover, we</text:span><text:span text:style-name="T16"><text:s/></text:span><text:span text:style-name="T17">add<text:s/></text:span><text:span text:style-name="T18">some extra PRN symbols (at maximum 4092)<text:s/></text:span><text:span text:style-name="T19">to see the effects that these bits may have on the correlations performed later. Useful parameters:</text:span></text:p>
      <text:p text:style-name="P20">outPRN_Length: number of PRN bits to be added in front and after the multiplication by the PRN</text:p>
      <text:p text:style-name="P21">Step 3: Doppler creation<text:s/></text:p>
      <text:p text:style-name="P22">Since the satellite is not “moon-synchronous”, its speed seen by the receiver fixed on the moon’s surface is changing. This change will cause a varying Doppler since fd = 2*f0*relative_velocity/c. With this in mind, we have decided to generate signals with different doppler behaviors resumed as follow:</text:p>
      <text:p text:style-name="P23"/>
      <text:p text:style-name="P24">Graphs of LINEAR-QUADRATIC-…</text:p>
      <text:p text:style-name="P25"/>
      <text:p text:style-name="P26">Useful parameters:</text:p>
      <text:p text:style-name="P27">dstart: starting doppler frequency.</text:p>
      <text:p text:style-name="P28">dend: last doppler frequency.</text:p>
      <text:p text:style-name="P29">dmode: available doppler behavior are {1=linear,2=triangular,3=cosine,4=quadratic}.</text:p>
      <text:p text:style-name="P30">deveryChip: boolean variabile, if set to true the doppler increment (or decrement) will be added every chip period, otherwise it will be added every symbol period.</text:p>
      <text:p text:style-name="P31">Step 4: Noise creation</text:p>
      <text:p text:style-name="P32">To build a realistic signal, gaussian noise needs to be added. We not only add noise inside the generated signal, but also noise samples in front/tails of it: doing so we emulate a further delay<text:s/>at<text:s/><text:s/>the reception.<text:s/>Useful parameters:</text:p>
      <text:p text:style-name="P33">inNoise: N0 parameter of the Gaussian Noise added to the information signal.</text:p>
      <text:p text:style-name="P34">outNoise_Length: number of pure noise samples added before and after the useful signal.</text:p>
      <text:p text:style-name="P35"/>
      <text:p text:style-name="P36">outNoise: N0 parameter of the Gaussian pure noise samples.</text:p>
      <text:p text:style-name="P37"/>
      <text:p text:style-name="P38"/>
      <text:p text:style-name="P39">Step 5: Signal and Binary file creation</text:p>
      <text:p text:style-name="P40">The doppler causes not only the presence of a sinusoidal envelope that the down conversion at the nominal frequency isn’t able to resolve (since the doppler is varying), but also the shrinking/stretching of the symbol’s period. We took this effect into account, generating symbols whose duration is variable according to the doppler they experience. Since the sampling frequency is fixed, a reduction of the symbol time (caused by a positive doppler) will result in a lower number of samples available of that symbol (for a negative doppler we have the opposite effect).</text:p>
      <text:p text:style-name="P41">Here we also add the attenuation of the signal, and we exploit the Binary Reader class to produce a binary file containing the I/Q samples, emulating the output of a sampling operation of the analytic signal.</text:p>
      <text:p text:style-name="P42">Useful parameters:</text:p>
      <text:p text:style-name="P43"/>
      <text:p text:style-name="P44">envelope: set to 1 to add the sinusoidal envelope caused by the doppler on top of the signal.</text:p>
      <text:p text:style-name="P45">powerReduce: exponent of the signal’s amplitude attenuation, if set to 3 (as an example) the signal will be reduced by 2^3=8 times with respect to the signal’s maximum amplitude.</text:p>
      <text:p text:style-name="P46"/>
      <text:p text:style-name="P47">name: name of the binary file where the generated signal will be saved.</text:p>
      <text:p text:style-name="P48"/>
      <text:p text:style-name="P49">Graphs of different duration of the symbols according to doppler</text:p>
      <text:p text:style-name="P50"/>
      <text:p text:style-name="P51">dstart: starting doppler frequency.</text:p>
      <text:p text:style-name="P52">dend: last doppler frequency.</text:p>
      <text:p text:style-name="P53">deveryChip: boolean variabile, if set to true the doppler increment (or decrement) will be added every chip period, otherwise it will be added every symbol period.</text:p>
      <text:p text:style-name="P54">dmode: available modes are {1=linear,2=triangular,3=cosine,4=quadratic}, and each of them specifies a different doppler behavior (for further details see section doppler behaviors).</text:p>
      <text:p text:style-name="P55">envelope: set to 1 to add the sinusoidal envelope caused by the doppler on top of the signal.</text:p>
      <text:p text:style-name="P56">inNoise: N0 parameter of the Gaussian Noise added to the information signal.</text:p>
      <text:p text:style-name="P57"><text:span text:style-name="T58">envelopePhas</text:span><text:span text:style-name="T59">e: phase (in radiant) <text:s/>of the sinusoidal envelope.</text:span></text:p>
      <text:p text:style-name="P60"/>
      <text:p text:style-name="P61">outNoise_Length: number of pure noise samples added before and after the useful signal.</text:p>
      <text:p text:style-name="P62"/>
      <text:p text:style-name="P63">outNoise: N0 parameter of the Gaussian pure noise samples.</text:p>
      <text:p text:style-name="P64"/>
      <text:p text:style-name="P65">outBits_Length: number of random bits to be added at<text:s/>the beginning and at the end of the packet, before the multiplication by the PRN.</text:p>
      <text:p text:style-name="P66"/>
      <text:p text:style-name="P67">outPRN_Length: number of PRN bits (max=4092) to be added in front and after the multiplication by the PRN.</text:p>
      <text:p text:style-name="P68"/>
      <text:p text:style-name="P69">powerReduce: exponent of the signal’s amplitude attenuation, if set to 3 (as an example) the signal will be reduced by 2^3=8 times with respect to the signal’s maximum amplitude.</text:p>
      <text:p text:style-name="P70"/>
      <text:p text:style-name="P71"/>
      <text:p text:style-name="P72"/>
      <text:p text:style-name="P73"/>
      <text:p text:style-name="P74">Graphs of different duration of the symbols according to doppler</text:p>
      <text:p text:style-name="P75"/>
      <text:p text:style-name="P76"/>
      <text:p text:style-name="Normale"><text:span text:style-name="T7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tia Piana</meta:initial-creator>
    <dc:creator>Mattia</dc:creator>
    <meta:creation-date>2022-05-26T13:18:00Z</meta:creation-date>
    <dc:date>2022-05-31T18:35:00Z</dc:date>
    <meta:template xlink:href="Normal" xlink:type="simple"/>
    <meta:editing-cycles>7</meta:editing-cycles>
    <meta:editing-duration>PT22080S</meta:editing-duration>
    <meta:document-statistic meta:page-count="1" meta:paragraph-count="10" meta:word-count="756" meta:character-count="5058" meta:row-count="35" meta:non-whitespace-character-count="4312"/>
  </office:meta>
</office:document-meta>
</file>